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5317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53in" style:rel-column-width="5206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officeooo:paragraph-rsid="047ae24c"/>
    </style:style>
    <style:style style:name="P6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7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8" style:family="paragraph" style:parent-style-name="Standard">
      <style:text-properties fo:font-size="10pt" officeooo:paragraph-rsid="00211236" style:font-size-asian="10pt" style:font-size-complex="10pt"/>
    </style:style>
    <style:style style:name="P9" style:family="paragraph" style:parent-style-name="Table_20_Contents">
      <style:text-properties officeooo:paragraph-rsid="00211236"/>
    </style:style>
    <style:style style:name="P10" style:family="paragraph" style:parent-style-name="Table_20_Contents">
      <style:text-properties fo:font-size="10pt" officeooo:paragraph-rsid="00211236" style:font-size-asian="10pt" style:font-size-complex="10pt"/>
    </style:style>
    <style:style style:name="P11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2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3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4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6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17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18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19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27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28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9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30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1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3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3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38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3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4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7877d76" style:font-size-asian="10pt" style:font-style-asian="normal" style:font-weight-asian="bold" style:font-size-complex="10pt" style:font-weight-complex="bold" style:text-emphasize="none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4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4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e1d5" style:font-size-asian="9pt" style:font-style-asian="normal" style:font-weight-asian="normal" style:font-size-complex="9pt" style:text-emphasize="none"/>
    </style:style>
    <style:style style:name="P4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663d4" style:font-size-asian="9pt" style:font-style-asian="normal" style:font-weight-asian="normal" style:font-size-complex="9pt" style:text-emphasize="none"/>
    </style:style>
    <style:style style:name="P4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87b6e2" style:font-size-asian="9pt" style:font-style-asian="normal" style:font-weight-asian="normal" style:font-size-complex="9pt" style:text-emphasize="none"/>
    </style:style>
    <style:style style:name="P4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893e76" style:font-size-asian="9pt" style:font-style-asian="normal" style:font-weight-asian="normal" style:font-size-complex="9pt" style:text-emphasize="none"/>
    </style:style>
    <style:style style:name="P4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4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4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893e76" style:font-size-asian="9pt" style:font-style-asian="normal" style:font-weight-asian="normal" style:font-name-complex="Arial" style:font-size-complex="9pt" style:text-emphasize="none"/>
    </style:style>
    <style:style style:name="P5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5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6c1e4" style:font-size-asian="9pt" style:font-style-asian="normal" style:font-weight-asian="normal" style:font-name-complex="Arial" style:font-size-complex="9pt" style:text-emphasize="none"/>
    </style:style>
    <style:style style:name="P5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5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5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55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6" style:family="paragraph" style:parent-style-name="Standard" style:list-style-name="L1">
      <style:paragraph-properties fo:text-align="start" style:justify-single-word="false" style:writing-mode="lr-tb"/>
      <style:text-properties officeooo:paragraph-rsid="06fc0c77"/>
    </style:style>
    <style:style style:name="P57" style:family="paragraph" style:parent-style-name="Standard" style:list-style-name="L2">
      <style:paragraph-properties fo:text-align="start" style:justify-single-word="false" style:writing-mode="lr-tb"/>
      <style:text-properties officeooo:paragraph-rsid="06fc0c77"/>
    </style:style>
    <style:style style:name="P58" style:family="paragraph" style:parent-style-name="Standard">
      <style:paragraph-properties fo:line-height="150%" fo:text-align="justify" style:justify-single-word="false" style:writing-mode="lr-tb"/>
      <style:text-properties fo:font-weight="normal" officeooo:paragraph-rsid="00211236" style:font-weight-asian="normal" style:font-weight-complex="normal"/>
    </style:style>
    <style:style style:name="P59" style:family="paragraph" style:parent-style-name="Standard">
      <style:paragraph-properties fo:line-height="150%" fo:text-align="start" style:justify-single-word="false" style:writing-mode="lr-tb"/>
      <style:text-properties fo:font-size="9pt" officeooo:paragraph-rsid="01166255" style:font-size-asian="9pt" style:font-size-complex="9pt"/>
    </style:style>
    <style:style style:name="P60" style:family="paragraph" style:parent-style-name="Standard">
      <style:paragraph-properties fo:line-height="150%" fo:text-align="start" style:justify-single-word="false" style:writing-mode="lr-tb"/>
      <style:text-properties fo:font-size="9pt" officeooo:paragraph-rsid="0763cf75" style:font-size-asian="9pt" style:font-size-complex="9pt"/>
    </style:style>
    <style:style style:name="P61" style:family="paragraph" style:parent-style-name="Standard">
      <style:text-properties fo:font-size="10pt" style:font-size-asian="10pt" style:font-size-complex="10pt"/>
    </style:style>
    <style:style style:name="P62" style:family="paragraph" style:parent-style-name="Standard">
      <style:text-properties fo:font-size="10pt" officeooo:paragraph-rsid="00211236" style:font-size-asian="10pt" style:font-size-complex="10pt"/>
    </style:style>
    <style:style style:name="P63" style:family="paragraph" style:parent-style-name="Standard">
      <style:text-properties officeooo:paragraph-rsid="06cdf75a"/>
    </style:style>
    <style:style style:name="P64" style:family="paragraph" style:parent-style-name="Standard">
      <style:text-properties officeooo:paragraph-rsid="01166255"/>
    </style:style>
    <style:style style:name="P65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66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67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68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69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70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71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72" style:family="paragraph" style:parent-style-name="Table_20_Contents">
      <style:text-properties fo:font-size="10pt" officeooo:paragraph-rsid="05096d5b" style:font-size-asian="10pt" style:font-size-complex="10pt"/>
    </style:style>
    <style:style style:name="P73" style:family="paragraph" style:parent-style-name="Table_20_Contents">
      <style:text-properties fo:font-size="10pt" officeooo:paragraph-rsid="06e6e26a" style:font-size-asian="10pt" style:font-size-complex="10pt"/>
    </style:style>
    <style:style style:name="P74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75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76" style:family="paragraph" style:parent-style-name="Table_20_Contents">
      <style:text-properties fo:font-size="10pt" officeooo:paragraph-rsid="00211236" style:font-size-asian="10pt" style:font-size-complex="10pt"/>
    </style:style>
    <style:style style:name="P77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78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79" style:family="paragraph">
      <loext:graphic-properties draw:fill="none"/>
    </style:style>
    <style:style style:name="P80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04cc9" style:font-name-complex="Pyidaungsu1"/>
    </style:style>
    <style:style style:name="T5" style:family="text">
      <style:text-properties style:font-name="Arial" officeooo:rsid="0016aab4" style:font-name-complex="Pyidaungsu1"/>
    </style:style>
    <style:style style:name="T6" style:family="text">
      <style:text-properties style:font-name="Arial" fo:font-size="9pt" officeooo:rsid="001811e8" style:font-size-asian="9pt" style:font-name-complex="Arial" style:font-size-complex="9pt" style:font-style-complex="normal" style:font-weight-complex="normal" style:text-overline-style="none" style:text-overline-color="font-color"/>
    </style:style>
    <style:style style:name="T7" style:family="text">
      <style:text-properties style:font-name="Arial" fo:font-size="9pt" officeooo:rsid="077ed3ab" style:font-size-asian="9pt" style:font-name-complex="Arial" style:font-size-complex="9pt" style:font-style-complex="normal" style:text-overline-style="none" style:text-overline-color="font-color"/>
    </style:style>
    <style:style style:name="T8" style:family="text">
      <style:text-properties style:font-name="Arial" fo:font-size="9pt" officeooo:rsid="018a088d" style:font-size-asian="9pt" style:font-name-complex="Arial" style:font-size-complex="9pt" style:font-style-complex="normal" style:text-overline-style="none" style:text-overline-color="font-color"/>
    </style:style>
    <style:style style:name="T9" style:family="text">
      <style:text-properties style:font-name="Arial" fo:font-size="9pt" officeooo:rsid="0016aab4" style:font-size-asian="9pt" style:font-name-complex="Arial" style:font-size-complex="9pt" style:font-style-complex="normal" style:text-overline-style="none" style:text-overline-color="font-color"/>
    </style:style>
    <style:style style:name="T10" style:family="text">
      <style:text-properties style:font-name="Arial" fo:font-size="9pt" officeooo:rsid="0016aab4" style:font-size-asian="9pt" style:font-name-complex="Arial" style:font-size-complex="9pt"/>
    </style:style>
    <style:style style:name="T11" style:family="text">
      <style:text-properties style:font-name="Arial" fo:font-size="9pt" officeooo:rsid="00124150" style:font-size-asian="9pt" style:font-name-complex="Arial" style:font-size-complex="9pt"/>
    </style:style>
    <style:style style:name="T12" style:family="text">
      <style:text-properties style:font-name="Arial" fo:font-size="9pt" officeooo:rsid="0016aab4" style:font-size-asian="9pt" style:font-name-complex="Pyidaungsu1" style:font-size-complex="9pt"/>
    </style:style>
    <style:style style:name="T13" style:family="text">
      <style:text-properties style:font-name="Arial" fo:font-size="9pt" officeooo:rsid="0030e57f" style:font-size-asian="9pt" style:font-size-complex="9pt"/>
    </style:style>
    <style:style style:name="T14" style:family="text">
      <style:text-properties style:font-name="Arial" fo:font-size="9pt" officeooo:rsid="02e24ff3" style:font-size-asian="9pt" style:font-size-complex="9pt"/>
    </style:style>
    <style:style style:name="T15" style:family="text">
      <style:text-properties style:font-name="Arial" fo:font-size="9pt" officeooo:rsid="07ea92dc" style:font-size-asian="9pt" style:font-size-complex="9pt"/>
    </style:style>
    <style:style style:name="T1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1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2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2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2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23" style:family="text">
      <style:text-properties style:font-name="Arial" officeooo:rsid="0016aab4" style:font-name-complex="Arial"/>
    </style:style>
    <style:style style:name="T24" style:family="text">
      <style:text-properties style:font-name="Arial" officeooo:rsid="00124150" style:font-name-complex="Arial"/>
    </style:style>
    <style:style style:name="T25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26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0104cc9" style:font-style-asian="normal" style:font-weight-asian="normal" style:font-name-complex="Pyidaungsu1" style:text-emphasize="none"/>
    </style:style>
    <style:style style:name="T27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28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style:font-size-asian="10pt" style:font-style-asian="normal" style:font-size-complex="10pt" style:text-emphasize="none"/>
    </style:style>
    <style:style style:name="T29" style:family="text">
      <style:text-properties fo:color="#000000" style:text-outline="false" style:text-line-through-style="none" style:text-line-through-type="none" style:font-name="Arial" fo:font-style="normal" fo:text-shadow="none" style:text-underline-style="none" fo:font-weight="normal" officeooo:rsid="00104cc9" style:font-style-asian="normal" style:font-weight-asian="normal" style:font-name-complex="Pyidaungsu1" style:text-emphasize="none"/>
    </style:style>
    <style:style style:name="T30" style:family="text">
      <style:text-properties officeooo:rsid="01867c7c"/>
    </style:style>
    <style:style style:name="T31" style:family="text">
      <style:text-properties officeooo:rsid="06fb2665"/>
    </style:style>
    <style:style style:name="T3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3" style:family="text">
      <style:text-properties officeooo:rsid="06fc0c77"/>
    </style:style>
    <style:style style:name="T34" style:family="text">
      <style:text-properties officeooo:rsid="070a934d"/>
    </style:style>
    <style:style style:name="T35" style:family="text">
      <style:text-properties officeooo:rsid="00104cc9" style:font-name-complex="Pyidaungsu1"/>
    </style:style>
    <style:style style:name="T36" style:family="text">
      <style:text-properties officeooo:rsid="0780cfca" style:font-style-complex="normal" style:text-overline-style="none" style:text-overline-color="font-color"/>
    </style:style>
    <style:style style:name="T37" style:family="text">
      <style:text-properties style:font-name="Pyidaungsu1" officeooo:rsid="0016aab4" style:font-name-complex="Pyidaungsu1"/>
    </style:style>
    <style:style style:name="T38" style:family="text">
      <style:text-properties style:font-name="Pyidaungsu1" fo:font-size="9pt" officeooo:rsid="0016aab4" style:font-size-asian="9pt" style:font-name-complex="Pyidaungsu1" style:font-size-complex="9pt"/>
    </style:style>
    <style:style style:name="T39" style:family="text">
      <style:text-properties style:font-name="Pyidaungsu1" fo:font-size="9pt" officeooo:rsid="00124150" style:font-size-asian="9pt" style:font-name-complex="Pyidaungsu1" style:font-size-complex="9pt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27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1" table:style-name="Table1">
        <table:table-column table:style-name="Table1.A"/>
        <table:table-column table:style-name="Table1.B"/>
        <table:table-row table:style-name="TableLine3196012352688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29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3195952471648">
          <table:table-cell table:style-name="Table2.A1" office:value-type="string">
            <text:p text:style-name="P19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19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3196003757584"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29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3195956948592">
          <table:table-cell table:style-name="Table4.A1" office:value-type="string">
            <text:p text:style-name="P19">လစာဝင်ငွေခွန်နုတ်ယူပေးသွင်းခြင်းဆိုင်ရာ အထောက်အထား လက်မှတ်</text:p>
            <text:p text:style-name="P30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3196001794064">
          <table:table-cell table:style-name="Table5.A1" table:number-columns-spanned="2" office:value-type="string">
            <text:p text:style-name="P18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26"/>
          </table:table-cell>
          <table:table-cell table:style-name="Table5.A1" table:number-columns-spanned="2" office:value-type="string">
            <text:p text:style-name="P18">လစာဝင်ငွေခွန်နုတ်ယူခြင်းခံရသူ</text:p>
          </table:table-cell>
          <table:covered-table-cell/>
        </table:table-row>
        <table:table-row table:style-name="TableLine3196001744656">
          <table:table-cell table:style-name="Table5.A1" office:value-type="string">
            <text:p text:style-name="P10"/>
            <text:p text:style-name="P20">ဝန်ထမ်းအမည်</text:p>
            <text:p text:style-name="P8"/>
          </table:table-cell>
          <table:table-cell table:style-name="Table5.A1" office:value-type="string">
            <text:p text:style-name="P10"><text:user-field-get text:name="py3o.o.barcode">barcode</text:user-field-get></text:p>
            <text:p text:style-name="P10"/>
            <text:p text:style-name="P10"><text:user-field-get text:name="py3o.o.name">name</text:user-field-get></text:p>
          </table:table-cell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20">ကုမ္ပဏီ/ဌာန/အဖွဲ့အစည်းအမည်</text:p>
            <text:p text:style-name="P8"/>
          </table:table-cell>
          <table:table-cell table:style-name="Table5.A1" office:value-type="string">
            <text:p text:style-name="P10"><text:user-field-get text:name="py3o.o.company_id.name">company_name</text:user-field-get></text:p>
          </table:table-cell>
        </table:table-row>
        <table:table-row table:style-name="TableLine3196001777680">
          <table:table-cell table:style-name="Table5.A3" office:value-type="string">
            <text:p text:style-name="P20">ရာထူး/တာဝန်</text:p>
            <text:p text:style-name="P8"/>
          </table:table-cell>
          <table:table-cell table:style-name="Table5.B3" office:value-type="string">
            <text:p text:style-name="P10"/>
            <text:p text:style-name="P10"><text:user-field-get text:name="py3o.o.job_id.name">job_name</text:user-field-get></text:p>
            <text:p text:style-name="P10"/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74"/>
          </table:table-cell>
        </table:table-row>
        <table:table-row table:style-name="Table5.4">
          <table:table-cell table:style-name="Table5.A1" office:value-type="string">
            <text:p text:style-name="P20">နိင်ငံသားစိစစ်ရေးကတ်ပြားအမှတ်</text:p>
            <text:p text:style-name="P8"/>
          </table:table-cell>
          <table:table-cell table:style-name="Table5.A1" office:value-type="string">
            <text:p text:style-name="P10"><text:user-field-get text:name="py3o.o.nrc">nrc</text:user-field-get></text:p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1">အခွန်ထမ်းမှတ်ပုံတင်အမှတ် (TIN)</text:p>
            <text:p text:style-name="P8"/>
          </table:table-cell>
          <table:table-cell table:style-name="Table5.A1" office:value-type="string">
            <text:p text:style-name="P75"><text:user-field-get text:name="py3o.o.company_id.vat">vat</text:user-field-get></text:p>
          </table:table-cell>
        </table:table-row>
        <table:table-row table:style-name="TableLine3196001786128">
          <table:table-cell table:style-name="Table5.A1" office:value-type="string">
            <text:p text:style-name="P20">နေရပ်လိပ်စာ</text:p>
            <text:p text:style-name="P8"/>
          </table:table-cell>
          <table:table-cell table:style-name="Table5.A1" office:value-type="string">
            <text:p text:style-name="P10"><text:user-field-get text:name="py3o.o.address_id.street">employee_street</text:user-field-get></text:p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21">လိပ်စာ</text:p>
          </table:table-cell>
          <table:table-cell table:style-name="Table5.A1" office:value-type="string">
            <text:p text:style-name="P73"><text:user-field-get text:name="py3o.o.company_id.street">street</text:user-field-get></text:p>
          </table:table-cell>
        </table:table-row>
        <table:table-row table:style-name="TableLine3196001782288">
          <table:table-cell table:style-name="Table5.A1" office:value-type="string">
            <text:p text:style-name="P20">ယခင်အခွန်ပေးသွင်းခဲ့သည့်ရုံး</text:p>
            <text:p text:style-name="P20"/>
          </table:table-cell>
          <table:table-cell table:style-name="Table5.A1" office:value-type="string">
            <text:p text:style-name="P10"><text:user-field-get text:name="py3o.o.previous_tax_office">previous_tax_office</text:user-field-get></text:p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21">စည်းကြပ်မှုခံယူသည့်အခွန်ရုံး</text:p>
          </table:table-cell>
          <table:table-cell table:style-name="Table5.A1" office:value-type="string">
            <text:p text:style-name="P73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20">ယခင်အခွန်ထမ်းမှတ်ပုံတင်အမှတ်</text:p>
            <text:p text:style-name="P55"/>
          </table:table-cell>
          <table:table-cell table:style-name="Table5.A1" office:value-type="string">
            <text:p text:style-name="P10"><text:user-field-get text:name="py3o.o.previous_tax_no">previous_tax_no</text:user-field-get></text:p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72"/>
          </table:table-cell>
        </table:table-row>
      </table:table>
      <text:p text:style-name="P1"/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3195956939376">
          <table:table-cell table:style-name="Table10.A1" office:value-type="string">
            <text:p text:style-name="P24">စဥ်</text:p>
            <text:p text:style-name="P7"/>
          </table:table-cell>
          <table:table-cell table:style-name="Table10.A1" office:value-type="string">
            <text:p text:style-name="P24">လအမည်</text:p>
            <text:p text:style-name="P7"/>
          </table:table-cell>
          <table:table-cell table:style-name="Table10.A1" office:value-type="string">
            <text:p text:style-name="P24">ရရှိသည့် လစာဝင်ငွေ</text:p>
            <text:p text:style-name="P24"><text:s/>စုစုပေါင်း (ကျပ်) </text:p>
            <text:p text:style-name="P7"/>
          </table:table-cell>
          <table:table-cell table:style-name="Table10.A1" office:value-type="string">
            <text:p text:style-name="P24">ပေးဆောင်သည့် </text:p>
            <text:p text:style-name="P24">အခွန်(ကျပ်)</text:p>
            <text:p text:style-name="P7"/>
          </table:table-cell>
          <table:table-cell table:style-name="Table10.A1" office:value-type="string">
            <text:p text:style-name="P24">အခွန်ပေးသွင်းမှု</text:p>
            <text:p text:style-name="P24">အထောက်အထား</text:p>
            <text:p text:style-name="P24">အမှတ်</text:p>
            <text:p text:style-name="P7"/>
          </table:table-cell>
          <table:table-cell table:style-name="Table10.F1" office:value-type="string">
            <text:p text:style-name="P24">လက်မှတ်</text:p>
            <text:p text:style-name="P7"/>
          </table:table-cell>
        </table:table-row>
        <table:table-row table:style-name="TableLine3195956946288">
          <table:table-cell table:style-name="Table10.A13" office:value-type="string">
            <text:p text:style-name="P16">၁</text:p>
          </table:table-cell>
          <table:table-cell table:style-name="Table10.B13" office:value-type="string">
            <text:p text:style-name="P22">ဧပြီ</text:p>
          </table:table-cell>
          <table:table-cell table:style-name="Table10.C13" office:value-type="string">
            <text:p text:style-name="P11"><text:text-input text:description="py3o://function=&quot;o._get_payslip(4)&quot;">april</text:text-input></text:p>
          </table:table-cell>
          <table:table-cell table:style-name="Table10.D14" office:value-type="string">
            <text:p text:style-name="P14"><text:text-input text:description="py3o://function=&quot;o._get_payslip2(4)&quot;">april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51664">
          <table:table-cell table:style-name="Table10.A13" office:value-type="string">
            <text:p text:style-name="P17">၂</text:p>
          </table:table-cell>
          <table:table-cell table:style-name="Table10.B13" office:value-type="string">
            <text:p text:style-name="P22">မေ</text:p>
          </table:table-cell>
          <table:table-cell table:style-name="Table10.C13" office:value-type="string">
            <text:p text:style-name="P12"><text:text-input text:description="py3o://function=&quot;o._get_payslip(5)&quot;">may6</text:text-input></text:p>
          </table:table-cell>
          <table:table-cell table:style-name="Table10.D14" office:value-type="string">
            <text:p text:style-name="P15"><text:text-input text:description="py3o://function=&quot;o._get_payslip2(5)&quot;">may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8080">
          <table:table-cell table:style-name="Table10.A13" office:value-type="string">
            <text:p text:style-name="P17">၃</text:p>
          </table:table-cell>
          <table:table-cell table:style-name="Table10.B13" office:value-type="string">
            <text:p text:style-name="P23">ဇွန်</text:p>
          </table:table-cell>
          <table:table-cell table:style-name="Table10.C13" office:value-type="string">
            <text:p text:style-name="P14"><text:text-input text:description="py3o://function=&quot;o._get_payslip(6)&quot;">jun6</text:text-input></text:p>
          </table:table-cell>
          <table:table-cell table:style-name="Table10.D14" office:value-type="string">
            <text:p text:style-name="P14"><text:text-input text:description="py3o://function=&quot;o._get_payslip2(6)&quot;">jun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4752">
          <table:table-cell table:style-name="Table10.A13" office:value-type="string">
            <text:p text:style-name="P16">၄</text:p>
          </table:table-cell>
          <table:table-cell table:style-name="Table10.B13" office:value-type="string">
            <text:p text:style-name="P22">ဇူလိုင်</text:p>
          </table:table-cell>
          <table:table-cell table:style-name="Table10.C13" office:value-type="string">
            <text:p text:style-name="P14"><text:text-input text:description="py3o://function=&quot;o._get_payslip(7)&quot;">jul6</text:text-input></text:p>
          </table:table-cell>
          <table:table-cell table:style-name="Table10.D14" office:value-type="string">
            <text:p text:style-name="P14"><text:text-input text:description="py3o://function=&quot;o._get_payslip2(7)&quot;">jul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9360">
          <table:table-cell table:style-name="Table10.A13" office:value-type="string">
            <text:p text:style-name="P16">၅</text:p>
          </table:table-cell>
          <table:table-cell table:style-name="Table10.B13" office:value-type="string">
            <text:p text:style-name="P22">သြဂုတ်</text:p>
          </table:table-cell>
          <table:table-cell table:style-name="Table10.C13" office:value-type="string">
            <text:p text:style-name="P14"><text:text-input text:description="py3o://function=&quot;o._get_payslip(8)&quot;">august</text:text-input></text:p>
          </table:table-cell>
          <table:table-cell table:style-name="Table10.D14" office:value-type="string">
            <text:p text:style-name="P14"><text:text-input text:description="py3o://function=&quot;o._get_payslip2(8)&quot;">aug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9616">
          <table:table-cell table:style-name="Table10.A13" office:value-type="string">
            <text:p text:style-name="P16">၆</text:p>
          </table:table-cell>
          <table:table-cell table:style-name="Table10.B13" office:value-type="string">
            <text:p text:style-name="P22">စက်တင်ဘာ</text:p>
          </table:table-cell>
          <table:table-cell table:style-name="Table10.C13" office:value-type="string">
            <text:p text:style-name="P14"><text:text-input text:description="py3o://function=&quot;o._get_payslip(9)&quot;">sep6</text:text-input></text:p>
          </table:table-cell>
          <table:table-cell table:style-name="Table10.D14" office:value-type="string">
            <text:p text:style-name="P14"><text:text-input text:description="py3o://function=&quot;o._get_payslip2(9)&quot;">sept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50896">
          <table:table-cell table:style-name="Table10.A13" office:value-type="string">
            <text:p text:style-name="P16">၇</text:p>
          </table:table-cell>
          <table:table-cell table:style-name="Table10.B13" office:value-type="string">
            <text:p text:style-name="P22">အောက်တိုဘာ</text:p>
          </table:table-cell>
          <table:table-cell table:style-name="Table10.C13" office:value-type="string">
            <text:p text:style-name="P14"><text:text-input text:description="py3o://function=&quot;o._get_payslip(10)&quot;">october</text:text-input></text:p>
          </table:table-cell>
          <table:table-cell table:style-name="Table10.D14" office:value-type="string">
            <text:p text:style-name="P14"><text:text-input text:description="py3o://function=&quot;o._get_payslip2(10)&quot;">oct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51920">
          <table:table-cell table:style-name="Table10.A13" office:value-type="string">
            <text:p text:style-name="P17">၈</text:p>
          </table:table-cell>
          <table:table-cell table:style-name="Table10.B13" office:value-type="string">
            <text:p text:style-name="P22">နိုဝင်ဘာ</text:p>
          </table:table-cell>
          <table:table-cell table:style-name="Table10.C13" office:value-type="string">
            <text:p text:style-name="P14"><text:text-input text:description="py3o://function=&quot;o._get_payslip(11)&quot;">novenber</text:text-input></text:p>
          </table:table-cell>
          <table:table-cell table:style-name="Table10.D14" office:value-type="string">
            <text:p text:style-name="P14"><text:text-input text:description="py3o://function=&quot;o._get_payslip2(11)&quot;">nov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6304">
          <table:table-cell table:style-name="Table10.A13" office:value-type="string">
            <text:p text:style-name="P17">၉</text:p>
          </table:table-cell>
          <table:table-cell table:style-name="Table10.B13" office:value-type="string">
            <text:p text:style-name="P22">ဒီဇင်ဘာ</text:p>
          </table:table-cell>
          <table:table-cell table:style-name="Table10.C13" office:value-type="string">
            <text:p text:style-name="P14"><text:text-input text:description="py3o://function=&quot;o._get_payslip(12)&quot;">december</text:text-input></text:p>
          </table:table-cell>
          <table:table-cell table:style-name="Table10.D14" office:value-type="string">
            <text:p text:style-name="P14"><text:text-input text:description="py3o://function=&quot;o._get_payslip2(12)&quot;">dec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6816">
          <table:table-cell table:style-name="Table10.A13" office:value-type="string">
            <text:p text:style-name="P16">၁၀</text:p>
          </table:table-cell>
          <table:table-cell table:style-name="Table10.B13" office:value-type="string">
            <text:p text:style-name="P22">ဇန်နဝါရီ</text:p>
          </table:table-cell>
          <table:table-cell table:style-name="Table10.C13" office:value-type="string">
            <text:p text:style-name="P14"><text:text-input text:description="py3o://function=&quot;o._get_payslip(1)&quot;">jan</text:text-input></text:p>
          </table:table-cell>
          <table:table-cell table:style-name="Table10.D14" office:value-type="string">
            <text:p text:style-name="P14"><text:text-input text:description="py3o://function=&quot;o._get_payslip2(1)&quot;">jan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7072">
          <table:table-cell table:style-name="Table10.A13" office:value-type="string">
            <text:p text:style-name="P16">၁၁</text:p>
          </table:table-cell>
          <table:table-cell table:style-name="Table10.B13" office:value-type="string">
            <text:p text:style-name="P22">ဖေဖော်ဝါရီ</text:p>
          </table:table-cell>
          <table:table-cell table:style-name="Table10.C13" office:value-type="string">
            <text:p text:style-name="P14"><text:text-input text:description="py3o://function=&quot;o._get_payslip(2)&quot;">feb</text:text-input></text:p>
          </table:table-cell>
          <table:table-cell table:style-name="Table10.D14" office:value-type="string">
            <text:p text:style-name="P14"><text:text-input text:description="py3o://function=&quot;o._get_payslip2(2)&quot;">feb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7328">
          <table:table-cell table:style-name="Table10.A13" office:value-type="string">
            <text:p text:style-name="P16">၁၂</text:p>
          </table:table-cell>
          <table:table-cell table:style-name="Table10.B13" office:value-type="string">
            <text:p text:style-name="P22">မတ်</text:p>
          </table:table-cell>
          <table:table-cell table:style-name="Table10.C13" office:value-type="string">
            <text:p text:style-name="P14"><text:text-input text:description="py3o://function=&quot;o._get_payslip(3)&quot;">march</text:text-input></text:p>
          </table:table-cell>
          <table:table-cell table:style-name="Table10.D14" office:value-type="string">
            <text:p text:style-name="P14"><text:text-input text:description="py3o://function=&quot;o._get_payslip2(3)&quot;">mar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ext:soft-page-break/>
        <table:table-row table:style-name="TableLine3195956937584">
          <table:table-cell table:style-name="Table10.A14" table:number-columns-spanned="2" office:value-type="string">
            <text:p text:style-name="P22">စုစုပေါင်း</text:p>
          </table:table-cell>
          <table:covered-table-cell/>
          <table:table-cell table:style-name="Table10.C14" office:value-type="string">
            <text:p text:style-name="P14"><text:text-input text:description="py3o://function=&quot;o._get_total()&quot;">total</text:text-input></text:p>
          </table:table-cell>
          <table:table-cell table:style-name="Table10.D14" office:value-type="string">
            <text:p text:style-name="P14"><text:text-input text:description="py3o://function=&quot;o._get_total2()&quot;">total2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6"/>
          </table:table-cell>
        </table:table-row>
      </table:table>
      <text:p text:style-name="P5"/>
      <text:p text:style-name="P63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3196003748880">
          <table:table-cell table:style-name="Table7.A1" table:number-columns-spanned="3" office:value-type="string">
            <text:p text:style-name="P39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61"/>
          </table:table-cell>
          <table:table-cell table:style-name="Table7.A1" office:value-type="string">
            <text:p text:style-name="P32">အထက်ပါ အချက်အလက်များ မှန်ကန်ပါသည်။</text:p>
            <text:p text:style-name="P61"><draw:custom-shape text:anchor-type="paragraph" draw:z-index="0" draw:name="Shape1" draw:style-name="gr3" draw:text-style-name="P80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8">(က)အခြေခံခွင့်ပြုငွေ (၂၀%) <text:s/><text:span text:style-name="T39">= <text:s text:c="4"/></text:span><text:span text:style-name="T20"><text:text-input text:description="py3o://function=&quot;o._get_basic_allowance()&quot;">basic</text:text-input></text:span><text:span text:style-name="T24"><text:s/></text:span><text:span text:style-name="T39"><text:s/>ကျပ်</text:span></text:p>
          </table:table-cell>
          <table:covered-table-cell/>
          <table:covered-table-cell/>
          <table:table-cell table:style-name="Table7.D1" office:value-type="string">
            <text:p text:style-name="P61"/>
          </table:table-cell>
          <table:table-cell table:style-name="Table7.A2" table:number-rows-spanned="2" office:value-type="string">
            <text:p text:style-name="P65">နှုတ်ယူ</text:p>
            <text:p text:style-name="P65">ပေးသွင်းသူ </text:p>
            <text:p text:style-name="P66">ရုံးတံဆိပ်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7">(ခ) ခံစားခွင့်ရှိသည့် အတူနေမိဘ <text:span text:style-name="T37">( <text:s text:c="2"/></text:span><text:span text:style-name="T23"><text:s text:c="2"/></text:span><text:span text:style-name="T21"><text:text-input text:description="py3o://function=&quot;o._get_parents()&quot;">parents</text:text-input></text:span><text:span text:style-name="T23"><text:s text:c="3"/></text:span><text:span text:style-name="T37"><text:s text:c="2"/>)</text:span><text:span text:style-name="T31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1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53"><text:a xlink:type="simple" xlink:href="py3o://if=%22o.marital%20!=%20'single'%22" text:style-name="Internet_20_link" text:visited-style-name="Visited_20_Internet_20_Link"><text:span text:style-name="T17">if="o.marital != 'single'"</text:span></text:a><text:span text:style-name="T16"> </text:span></text:p>
          </table:table-cell>
          <table:covered-table-cell/>
          <table:covered-table-cell/>
          <table:table-cell table:style-name="Table7.D1" office:value-type="string">
            <text:p text:style-name="P61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5" office:value-type="string">
            <text:p text:style-name="P35">(ဂ) အိမ်ထောင်ဖက် </text:p>
          </table:table-cell>
          <table:table-cell table:style-name="Table7.D1" office:value-type="string">
            <text:list xml:id="list693697291" text:style-name="L1">
              <text:list-item>
                <text:p text:style-name="P56"><draw:custom-shape text:anchor-type="paragraph" draw:z-index="1" draw:name="Shape2" draw:style-name="gr2" draw:text-style-name="P79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7"><text:s/>ရှိ။</text:span></text:p>
              </text:list-item>
            </text:list>
          </table:table-cell>
          <table:table-cell table:style-name="Table7.C5" office:value-type="string">
            <text:p text:style-name="P36"><draw:custom-shape text:anchor-type="paragraph" draw:z-index="3" draw:name="Shape2_1" draw:style-name="gr1" draw:text-style-name="P79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33"><text:s text:c="10"/></text:span>မရှိ။</text:p>
          </table:table-cell>
          <table:table-cell table:style-name="Table7.D1" office:value-type="string">
            <text:p text:style-name="P61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54"><text:a xlink:type="simple" xlink:href="py3o:///if" text:style-name="Internet_20_link" text:visited-style-name="Visited_20_Internet_20_Link"><text:span text:style-name="T14">/if</text:span></text:a></text:p>
          </table:table-cell>
          <table:covered-table-cell/>
          <table:covered-table-cell/>
          <table:table-cell table:style-name="Table7.A5" office:value-type="string">
            <text:p text:style-name="P61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53"><text:a xlink:type="simple" xlink:href="py3o://if=%22o.marital%20==%20'single'%22" text:style-name="Internet_20_link" text:visited-style-name="Visited_20_Internet_20_Link"><text:span text:style-name="T17">if="o.marital == 'single'"</text:span></text:a><text:span text:style-name="T16"> </text:span></text:p>
          </table:table-cell>
          <table:covered-table-cell/>
          <table:covered-table-cell/>
          <table:table-cell table:style-name="Table7.D1" office:value-type="string">
            <text:p text:style-name="P61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5" office:value-type="string">
            <text:p text:style-name="P36">(ဂ) အိမ်ထောင်ဖက်</text:p>
          </table:table-cell>
          <table:table-cell table:style-name="Table7.D1" office:value-type="string">
            <text:p text:style-name="P36"><draw:custom-shape text:anchor-type="paragraph" draw:z-index="4" draw:name="Shape2_2" draw:style-name="gr1" draw:text-style-name="P79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33"><text:s text:c="9"/></text:span><text:s/>ရှိ။</text:p>
          </table:table-cell>
          <table:table-cell table:style-name="Table7.C5" office:value-type="string">
            <text:list xml:id="list758824603" text:style-name="L2">
              <text:list-item>
                <text:p text:style-name="P57"><draw:custom-shape text:anchor-type="paragraph" draw:z-index="2" draw:name="Shape2_0" draw:style-name="gr1" draw:text-style-name="P79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7">မရှိ။</text:span></text:p>
              </text:list-item>
            </text:list>
          </table:table-cell>
          <table:table-cell table:style-name="Table7.D1" office:value-type="string">
            <text:p text:style-name="P61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54"><text:a xlink:type="simple" xlink:href="py3o:///if" text:style-name="Internet_20_link" text:visited-style-name="Visited_20_Internet_20_Link"><text:span text:style-name="T14">/if</text:span></text:a></text:p>
          </table:table-cell>
          <table:covered-table-cell/>
          <table:covered-table-cell/>
          <table:table-cell table:style-name="Table7.D1" office:value-type="string">
            <text:p text:style-name="P61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7">(ဃ) ခံစားခွင့်ရှိသည့် သား/သမီး <text:span text:style-name="T38"><text:s/>( <text:s text:c="5"/></text:span><text:span text:style-name="T10"><text:s/></text:span><text:span text:style-name="T20"><text:user-field-get text:name="py3o.o.children">children</text:user-field-get></text:span><text:span text:style-name="T10"><text:s text:c="3"/></text:span><text:span text:style-name="T38"><text:s text:c="4"/>) </text:span><text:span text:style-name="T31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1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7">(င) ဝန်ထမ်းနှင့် အိမ်ထောင်ဖက်အတွက် အသက်အာမခံပရီမီယံ <text:span text:style-name="T37">ပေးသွင်း </text:span><text:span text:style-name="T23"><text:s text:c="2"/></text:span><text:span text:style-name="T19"><text:text-input text:description="py3o://function=&quot;o._get_premium_fee()&quot;">insurance_fee</text:text-input></text:span><text:span text:style-name="T23"><text:s text:c="2"/></text:span><text:span text:style-name="T5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1"/>
          </table:table-cell>
          <table:table-cell table:style-name="Table7.A2" table:number-rows-spanned="3" office:value-type="string">
            <text:p text:style-name="P67">လက်မှတ်</text:p>
            <text:p text:style-name="P68">အမည် <text:s text:c="2"/><text:span text:style-name="T18"><text:user-field-get text:name="py3o.o.company_id.hr_head_id.name">hr_head</text:user-field-get></text:span></text:p>
            <text:p text:style-name="P69">တာဝန်<text:span text:style-name="T18"> <text:s text:c="2"/></text:span><text:span text:style-name="T18"><text:user-field-get text:name="py3o.o.company_id.hr_head_id.job_id.name">hr_head_job_name</text:user-field-get></text:span><text:span text:style-name="T18"><text:s/>, </text:span><text:span text:style-name="T18"><text:user-field-get text:name="py3o.o.company_id.hr_head_id.department_id.name">department_name</text:user-field-get></text:span></text:p>
            <text:p text:style-name="P68">နိုင်ငံသားစိစစ်ရေးကတ်ပြားအမှတ်<text:span text:style-name="T6"> <text:s text:c="2"/></text:span><text:span text:style-name="T6"><text:user-field-get text:name="py3o.o.company_id.hr_head_id.nrc">nrc</text:user-field-get></text:span></text:p>
            <text:p text:style-name="P68">လက်မှတ် ထုတ်ပေးသည့်‌နေ့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7">(စ) လူမှုဖူလုံရေး ရန်ပုံငွေသို့ ပေးသွင်းရန်<text:span text:style-name="T23">နုတ်ယူခြင်းခံရသည့်ငွေ </text:span><text:span text:style-name="T22"><text:text-input text:description="py3o://function=&quot;o._get_ssb_fee()&quot;">ssb_fee</text:text-input></text:span><text:span text:style-name="T2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1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5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61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5"/>
          </table:table-cell>
          <table:covered-table-cell/>
          <table:covered-table-cell/>
          <table:table-cell table:style-name="Table7.D1" office:value-type="string">
            <text:p text:style-name="P61"/>
          </table:table-cell>
          <table:table-cell table:style-name="Table7.A2" office:value-type="string">
            <text:p text:style-name="P78">(ရက် <text:s text:c="2"/>/ <text:s text:c="2"/>လ <text:s text:c="2"/>/ <text:s text:c="2"/>နှစ် <text:s text:c="2"/>) <text:s/><text:span text:style-name="T34"><text:s text:c="9"/></text:span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><text:span text:style-name="T32">နုတ်ယူခြင်းခံရသူ၏လက်မှတ်</text:span></text:p>
          </table:table-cell>
          <table:covered-table-cell/>
          <table:covered-table-cell/>
          <table:table-cell table:style-name="Table7.D1" office:value-type="string">
            <text:p text:style-name="P61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/>
          </table:table-cell>
          <table:covered-table-cell/>
          <table:covered-table-cell/>
          <table:table-cell table:style-name="Table7.D1" office:value-type="string">
            <text:p text:style-name="P61"/>
          </table:table-cell>
          <table:table-cell table:style-name="Table7.A2" office:value-type="string">
            <text:p text:style-name="P34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3196040116272">
          <table:table-cell table:style-name="Table9.A1" office:value-type="string">
            <text:p text:style-name="P47">သတိပေးချက်</text:p>
          </table:table-cell>
          <table:table-cell table:style-name="Table9.B1" office:value-type="string">
            <text:p text:style-name="P77"/>
          </table:table-cell>
          <table:table-cell table:style-name="Table9.A1" office:value-type="string">
            <text:p text:style-name="P47">ရှင်းလင်းချက်</text:p>
          </table:table-cell>
        </table:table-row>
        <table:table-row table:style-name="TableLine3196040118064">
          <table:table-cell table:style-name="Table9.A2" office:value-type="string">
            <text:p text:style-name="P42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50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42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42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77"/>
          </table:table-cell>
          <table:table-cell table:style-name="Table9.A2" office:value-type="string">
            <text:p text:style-name="P41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52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41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41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52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64"/>
      <text:p text:style-name="P64"/>
      <table:table table:name="Table8" table:style-name="Table8">
        <table:table-column table:style-name="Table8.A"/>
        <table:table-row table:style-name="TableLine3196006679664">
          <table:table-cell table:style-name="Table8.A1" office:value-type="string">
            <text:p text:style-name="P58"><text:span text:style-name="T28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span></text:p>
          </table:table-cell>
        </table:table-row>
      </table:table>
      <text:p text:style-name="P70"><text:span text:style-name="T3"/></text:p>
      <text:p text:style-name="P71"><text:soft-page-break/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23:56:52.894000000</dc:date>
    <meta:editing-duration>P1DT15H26M14S</meta:editing-duration>
    <meta:editing-cycles>901</meta:editing-cycles>
    <meta:document-statistic meta:table-count="9" meta:image-count="0" meta:object-count="0" meta:page-count="4" meta:paragraph-count="133" meta:word-count="412" meta:character-count="2584" meta:non-whitespace-character-count="2272"/>
  </office:meta>
</office:document-meta>
</file>